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?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?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&quot;α, a_k&quot; &amp; IF([.A2]; &quot;, a_1&quot;; &quot;&quot;)" office:value-type="string" office:string-value="α, a_k" calcext:value-type="string">
            <text:p>α, a_k</text:p>
          </table:table-cell>
          <table:table-cell office:value-type="string" calcext:value-type="string">
            <text:p>NO</text:p>
          </table:table-cell>
          <table:table-cell table:formula="of:=&quot;[&quot; &amp; [.D2] &amp; &quot;]&quot; &amp; IF([.B2]; &quot;, a&quot;; &quot;&quot;) &amp; &quot;, a_l&quot; &amp; IF([.C2]; &quot;, a_2&quot;; &quot;&quot;)" office:value-type="string" office:string-value="[α, a_k], a_l" calcext:value-type="string">
            <text:p>[α, a_k], a_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α, a_k&quot; &amp; IF([.A3]; &quot;, a_1&quot;; &quot;&quot;)" office:value-type="string" office:string-value="α, a_k" calcext:value-type="string">
            <text:p>α, a_k</text:p>
          </table:table-cell>
          <table:table-cell office:value-type="string" calcext:value-type="string">
            <text:p>NO</text:p>
          </table:table-cell>
          <table:table-cell table:formula="of:=&quot;[&quot; &amp; [.D3] &amp; &quot;]&quot; &amp; IF([.B3]; &quot;, a&quot;; &quot;&quot;) &amp; &quot;, a_l&quot; &amp; IF([.C3]; &quot;, a_2&quot;; &quot;&quot;)" office:value-type="string" office:string-value="[α, a_k], a_l, a_2" calcext:value-type="string">
            <text:p>[α, a_k], a_l, a_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α, a_k&quot; &amp; IF([.A4]; &quot;, a_1&quot;; &quot;&quot;)" office:value-type="string" office:string-value="α, a_k" calcext:value-type="string">
            <text:p>α, a_k</text:p>
          </table:table-cell>
          <table:table-cell office:value-type="string" calcext:value-type="string">
            <text:p>NO</text:p>
          </table:table-cell>
          <table:table-cell table:formula="of:=&quot;[&quot; &amp; [.D4] &amp; &quot;]&quot; &amp; IF([.B4]; &quot;, a&quot;; &quot;&quot;) &amp; &quot;, a_l&quot; &amp; IF([.C4]; &quot;, a_2&quot;; &quot;&quot;)" office:value-type="string" office:string-value="[α, a_k], a, a_l" calcext:value-type="string">
            <text:p>[α, a_k], a, a_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α, a_k&quot; &amp; IF([.A5]; &quot;, a_1&quot;; &quot;&quot;)" office:value-type="string" office:string-value="α, a_k" calcext:value-type="string">
            <text:p>α, a_k</text:p>
          </table:table-cell>
          <table:table-cell office:value-type="string" calcext:value-type="string">
            <text:p>NO</text:p>
          </table:table-cell>
          <table:table-cell table:formula="of:=&quot;[&quot; &amp; [.D5] &amp; &quot;]&quot; &amp; IF([.B5]; &quot;, a&quot;; &quot;&quot;) &amp; &quot;, a_l&quot; &amp; IF([.C5]; &quot;, a_2&quot;; &quot;&quot;)" office:value-type="string" office:string-value="[α, a_k], a, a_l, a_2" calcext:value-type="string">
            <text:p>[α, a_k], a, a_l, a_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α, a_k&quot; &amp; IF([.A6]; &quot;, a_1&quot;; &quot;&quot;)" office:value-type="string" office:string-value="α, a_k, a_1" calcext:value-type="string">
            <text:p>α, a_k, a_1</text:p>
          </table:table-cell>
          <table:table-cell office:value-type="string" calcext:value-type="string">
            <text:p>NO</text:p>
          </table:table-cell>
          <table:table-cell table:formula="of:=&quot;[&quot; &amp; [.D6] &amp; &quot;]&quot; &amp; IF([.B6]; &quot;, a&quot;; &quot;&quot;) &amp; &quot;, a_l&quot; &amp; IF([.C6]; &quot;, a_2&quot;; &quot;&quot;)" office:value-type="string" office:string-value="[α, a_k, a_1], a_l" calcext:value-type="string">
            <text:p>[α, a_k, a_1], a_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α, a_k&quot; &amp; IF([.A7]; &quot;, a_1&quot;; &quot;&quot;)" office:value-type="string" office:string-value="α, a_k, a_1" calcext:value-type="string">
            <text:p>α, a_k, a_1</text:p>
          </table:table-cell>
          <table:table-cell office:value-type="string" calcext:value-type="string">
            <text:p>NO</text:p>
          </table:table-cell>
          <table:table-cell table:formula="of:=&quot;[&quot; &amp; [.D7] &amp; &quot;]&quot; &amp; IF([.B7]; &quot;, a&quot;; &quot;&quot;) &amp; &quot;, a_l&quot; &amp; IF([.C7]; &quot;, a_2&quot;; &quot;&quot;)" office:value-type="string" office:string-value="[α, a_k, a_1], a_l, a_2" calcext:value-type="string">
            <text:p>[α, a_k, a_1], a_l, a_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α, a_k&quot; &amp; IF([.A8]; &quot;, a_1&quot;; &quot;&quot;)" office:value-type="string" office:string-value="α, a_k, a_1" calcext:value-type="string">
            <text:p>α, a_k, a_1</text:p>
          </table:table-cell>
          <table:table-cell office:value-type="string" calcext:value-type="string">
            <text:p>NO</text:p>
          </table:table-cell>
          <table:table-cell table:formula="of:=&quot;[&quot; &amp; [.D8] &amp; &quot;]&quot; &amp; IF([.B8]; &quot;, a&quot;; &quot;&quot;) &amp; &quot;, a_l&quot; &amp; IF([.C8]; &quot;, a_2&quot;; &quot;&quot;)" office:value-type="string" office:string-value="[α, a_k, a_1], a, a_l" calcext:value-type="string">
            <text:p>[α, a_k, a_1], a, a_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&quot;α, a_k&quot; &amp; IF([.A9]; &quot;, a_1&quot;; &quot;&quot;)" office:value-type="string" office:string-value="α, a_k, a_1" calcext:value-type="string">
            <text:p>α, a_k, a_1</text:p>
          </table:table-cell>
          <table:table-cell office:value-type="string" calcext:value-type="string">
            <text:p>NO</text:p>
          </table:table-cell>
          <table:table-cell table:formula="of:=&quot;[&quot; &amp; [.D9] &amp; &quot;]&quot; &amp; IF([.B9]; &quot;, a&quot;; &quot;&quot;) &amp; &quot;, a_l&quot; &amp; IF([.C9]; &quot;, a_2&quot;; &quot;&quot;)" office:value-type="string" office:string-value="[α, a_k, a_1], a, a_l, a_2" calcext:value-type="string">
            <text:p>[α, a_k, a_1], a, a_l, a_2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0:59:46.429757697</meta:creation-date>
    <dc:date>2023-06-21T21:40:17.827883490</dc:date>
    <meta:editing-duration>PT10M11S</meta:editing-duration>
    <meta:editing-cycles>1</meta:editing-cycles>
    <meta:document-statistic meta:table-count="1" meta:cell-count="59" meta:object-count="0"/>
    <meta:generator>LibreOffice/7.0.4.2$Linux_X86_64 LibreOffice_project/00$Build-2</meta:generator>
  </office:meta>
</office:document-meta>
</file>